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1.8866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LOW_RESOURCES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LOW_RESOURCES.F115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LOW_RESOURCES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LOW_RESOURCES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LOW_RESOURCES.AA115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LOW_RESOURCES.AF7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LOW_RESOURCES.AI73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19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)" office:value-type="string" office:string-value="7,8,9" calcext:value-type="string">
            <text:p>7,8,9</text:p>
          </table:table-cell>
          <table:table-cell table:style-name="ce4" office:value-type="string" calcext:value-type="string">
            <text:p>2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;[.$A$14])" office:value-type="string" office:string-value="7,8,9,10" calcext:value-type="string">
            <text:p>7,8,9,10</text:p>
          </table:table-cell>
          <table:table-cell table:style-name="ce4" office:value-type="string" calcext:value-type="string">
            <text:p>2,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6])" office:value-type="string" office:string-value="8,9,10,11,12" calcext:value-type="string">
            <text:p>8,9,10,11,12</text:p>
          </table:table-cell>
          <table:table-cell table:style-name="ce4" office:value-type="string" calcext:value-type="string">
            <text:p>4,4,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7])" office:value-type="string" office:string-value="8,9,10,11,12,13" calcext:value-type="string">
            <text:p>8,9,10,11,12,13</text:p>
          </table:table-cell>
          <table:table-cell table:style-name="ce4" office:value-type="string" calcext:value-type="string">
            <text:p>4,4,4,4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8])" office:value-type="string" office:string-value="8,9,10,11,12,13,14" calcext:value-type="string">
            <text:p>8,9,10,11,12,13,14</text:p>
          </table:table-cell>
          <table:table-cell table:style-name="ce4" office:value-type="string" calcext:value-type="string">
            <text:p>4,4,4,4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])" office:value-type="string" office:string-value="8,9,10,11,18" calcext:value-type="string">
            <text:p>8,9,10,11,18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3])" office:value-type="string" office:string-value="8,9,10,11,18,19" calcext:value-type="string">
            <text:p>8,9,10,11,18,19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4])" office:value-type="string" office:string-value="8,9,10,11,18,19,20" calcext:value-type="string">
            <text:p>8,9,10,11,18,19,20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5])" office:value-type="string" office:string-value="8,9,10,11,18,19,20,21" calcext:value-type="string">
            <text:p>8,9,10,11,18,19,20,21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])" office:value-type="string" office:string-value="8,9,10,11,24" calcext:value-type="string">
            <text:p>8,9,10,11,24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29])" office:value-type="string" office:string-value="8,9,10,11,24,25" calcext:value-type="string">
            <text:p>8,9,10,11,24,25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0])" office:value-type="string" office:string-value="8,9,10,11,24,25,26" calcext:value-type="string">
            <text:p>8,9,10,11,24,25,26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1])" office:value-type="string" office:string-value="8,9,10,11,24,25,26,27" calcext:value-type="string">
            <text:p>8,9,10,11,24,25,26,27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6:.$A$9])" office:value-type="string" office:string-value="2,3,4,5" calcext:value-type="string">
            <text:p>2,3,4,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])" office:value-type="string" office:string-value="1,37" calcext:value-type="string">
            <text:p>1,37</text:p>
          </table:table-cell>
          <table:table-cell table:style-name="ce4" office:value-type="string" calcext:value-type="string">
            <text:p>24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2])" office:value-type="string" office:string-value="1,37,38" calcext:value-type="string">
            <text:p>1,37,38</text:p>
          </table:table-cell>
          <table:table-cell table:style-name="ce4" office:value-type="string" calcext:value-type="string">
            <text:p>24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3])" office:value-type="string" office:string-value="1,37,38,39" calcext:value-type="string">
            <text:p>1,37,38,39</text:p>
          </table:table-cell>
          <table:table-cell table:style-name="ce4" office:value-type="string" calcext:value-type="string">
            <text:p>2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];[.$A$20];[.$A$21];[.$A$45])" office:value-type="string" office:string-value="1,16,17,41" calcext:value-type="string">
            <text:p>1,16,17,41</text:p>
          </table:table-cell>
          <table:table-cell table:style-name="ce4" office:value-type="string" calcext:value-type="string">
            <text:p>32,4,4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47])" office:value-type="string" office:string-value="43" calcext:value-type="string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 office:value-type="string" calcext:value-type="string">
            <text:p>W</text:p>
          </table:table-cell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])" office:value-type="string" office:string-value="1,47" calcext:value-type="string">
            <text:p>1,47</text:p>
          </table:table-cell>
          <table:table-cell table:style-name="ce4" office:value-type="string" calcext:value-type="string">
            <text:p>12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2])" office:value-type="string" office:string-value="1,47,48" calcext:value-type="string">
            <text:p>1,47,48</text:p>
          </table:table-cell>
          <table:table-cell table:style-name="ce4" office:value-type="string" calcext:value-type="string">
            <text:p>12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3])" office:value-type="string" office:string-value="1,47,48,49" calcext:value-type="string">
            <text:p>1,47,48,49</text:p>
          </table:table-cell>
          <table:table-cell table:style-name="ce4" office:value-type="string" calcext:value-type="string">
            <text:p>12,18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55])" office:value-type="string" office:string-value="51" calcext:value-type="string">
            <text:p>51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])" office:value-type="string" office:string-value="53" calcext:value-type="string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8])" office:value-type="string" office:string-value="53,54" calcext:value-type="string">
            <text:p>53,54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9])" office:value-type="string" office:string-value="53,54,55" calcext:value-type="string">
            <text:p>53,54,5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0])" office:value-type="string" office:string-value="53,54,55,56" calcext:value-type="string">
            <text:p>53,54,55,5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1])" office:value-type="string" office:string-value="53,54,55,56,57" calcext:value-type="string">
            <text:p>53,54,55,56,5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63])" office:value-type="string" office:string-value="59" calcext:value-type="string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WOLF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19"/>
          <table:table-cell table:style-name="ce4"/>
          <table:table-cell table:style-name="ce19" table:formula="of:=COM.MICROSOFT.TEXTJOIN(&quot;,&quot;;1;[.$A$5];[.$A$66])" office:value-type="string" office:string-value="1,62" calcext:value-type="string">
            <text:p>1,62</text:p>
          </table:table-cell>
          <table:table-cell table:style-name="ce4" office:value-type="string" calcext:value-type="string">
            <text:p>40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Default" table:number-columns-repeated="5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16" office:value-type="string" calcext:value-type="string">
            <text:p>PALMTRE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;[.$A$70])" office:value-type="string" office:string-value="1,66" calcext:value-type="string">
            <text:p>1,66</text:p>
          </table:table-cell>
          <table:table-cell table:style-name="ce4" office:value-type="string" calcext:value-type="string">
            <text:p>3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16" office:value-type="string" calcext:value-type="string">
            <text:p>DLC_LI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0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3])" office:value-type="string" office:string-value="1,69" calcext:value-type="string">
            <text:p>1,6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1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;[.$A$73];[.$A$74])" office:value-type="string" office:string-value="1,69,70" calcext:value-type="string">
            <text:p>1,69,70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2</text:p>
          </table:table-cell>
          <table:table-cell table:style-name="ce15" office:value-type="string" calcext:value-type="string">
            <text:p>DLC_GOA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3];[.$A$74])" office:value-type="string" office:string-value="1,69,70" calcext:value-type="string">
            <text:p>1,69,70</text:p>
          </table:table-cell>
          <table:table-cell table:style-name="ce4" office:value-type="string" calcext:value-type="string">
            <text:p>6,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3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 table:number-columns-repeated="5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4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5];[.$A$77])" office:value-type="string" office:string-value="1,71,73" calcext:value-type="string">
            <text:p>1,71,73</text:p>
          </table:table-cell>
          <table:table-cell table:style-name="ce4" office:value-type="string" calcext:value-type="string">
            <text:p>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5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77];[.$A$78])" office:value-type="string" office:string-value="1,73,74" calcext:value-type="string">
            <text:p>1,73,74</text:p>
          </table:table-cell>
          <table:table-cell table:style-name="ce4" office:value-type="string" calcext:value-type="string">
            <text:p>14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6</text:p>
          </table:table-cell>
          <table:table-cell office:value-type="string" calcext:value-type="string">
            <text:p>DLC_GOAT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77];[.$A$78:.$A$79])" office:value-type="string" office:string-value="1,73,74,75" calcext:value-type="string">
            <text:p>1,73,74,75</text:p>
          </table:table-cell>
          <table:table-cell table:style-name="ce4" office:value-type="string" calcext:value-type="string">
            <text:p>1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19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)" office:value-type="string" office:string-value="7,8,9" calcext:value-type="string">
            <text:p>7,8,9</text:p>
          </table:table-cell>
          <table:table-cell table:style-name="ce4" office:value-type="string" calcext:value-type="string">
            <text:p>2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;[.$A$14])" office:value-type="string" office:string-value="7,8,9,10" calcext:value-type="string">
            <text:p>7,8,9,10</text:p>
          </table:table-cell>
          <table:table-cell table:style-name="ce4" office:value-type="string" calcext:value-type="string">
            <text:p>2,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6])" office:value-type="string" office:string-value="8,9,10,11,12" calcext:value-type="string">
            <text:p>8,9,10,11,12</text:p>
          </table:table-cell>
          <table:table-cell table:style-name="ce4" office:value-type="string" calcext:value-type="string">
            <text:p>4,4,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7])" office:value-type="string" office:string-value="8,9,10,11,12,13" calcext:value-type="string">
            <text:p>8,9,10,11,12,13</text:p>
          </table:table-cell>
          <table:table-cell table:style-name="ce4" office:value-type="string" calcext:value-type="string">
            <text:p>4,4,4,4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8])" office:value-type="string" office:string-value="8,9,10,11,12,13,14" calcext:value-type="string">
            <text:p>8,9,10,11,12,13,14</text:p>
          </table:table-cell>
          <table:table-cell table:style-name="ce4" office:value-type="string" calcext:value-type="string">
            <text:p>4,4,4,4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])" office:value-type="string" office:string-value="8,9,10,11,18" calcext:value-type="string">
            <text:p>8,9,10,11,18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3])" office:value-type="string" office:string-value="8,9,10,11,18,19" calcext:value-type="string">
            <text:p>8,9,10,11,18,19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4])" office:value-type="string" office:string-value="8,9,10,11,18,19,20" calcext:value-type="string">
            <text:p>8,9,10,11,18,19,20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5])" office:value-type="string" office:string-value="8,9,10,11,18,19,20,21" calcext:value-type="string">
            <text:p>8,9,10,11,18,19,20,21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])" office:value-type="string" office:string-value="8,9,10,11,24" calcext:value-type="string">
            <text:p>8,9,10,11,24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29])" office:value-type="string" office:string-value="8,9,10,11,24,25" calcext:value-type="string">
            <text:p>8,9,10,11,24,25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0])" office:value-type="string" office:string-value="8,9,10,11,24,25,26" calcext:value-type="string">
            <text:p>8,9,10,11,24,25,26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1])" office:value-type="string" office:string-value="8,9,10,11,24,25,26,27" calcext:value-type="string">
            <text:p>8,9,10,11,24,25,26,27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6:.$A$9])" office:value-type="string" office:string-value="2,3,4,5" calcext:value-type="string">
            <text:p>2,3,4,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])" office:value-type="string" office:string-value="37" calcext:value-type="string">
            <text:p>37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:.$A$42])" office:value-type="string" office:string-value="37,38" calcext:value-type="string">
            <text:p>37,38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:.$A$43])" office:value-type="string" office:string-value="37,38,39" calcext:value-type="string">
            <text:p>37,38,39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20];[.$A$21];[.$A$45])" office:value-type="string" office:string-value="16,17,41" calcext:value-type="string">
            <text:p>16,17,41</text:p>
          </table:table-cell>
          <table:table-cell table:style-name="ce4" office:value-type="string" calcext:value-type="string">
            <text:p>4,4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47])" office:value-type="string" office:string-value="43" calcext:value-type="string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 office:value-type="string" calcext:value-type="string">
            <text:p>W</text:p>
          </table:table-cell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])" office:value-type="string" office:string-value="1,47" calcext:value-type="string">
            <text:p>1,47</text:p>
          </table:table-cell>
          <table:table-cell table:style-name="ce4" office:value-type="string" calcext:value-type="string">
            <text:p>12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2])" office:value-type="string" office:string-value="1,47,48" calcext:value-type="string">
            <text:p>1,47,48</text:p>
          </table:table-cell>
          <table:table-cell table:style-name="ce4" office:value-type="string" calcext:value-type="string">
            <text:p>12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3])" office:value-type="string" office:string-value="1,47,48,49" calcext:value-type="string">
            <text:p>1,47,48,49</text:p>
          </table:table-cell>
          <table:table-cell table:style-name="ce4" office:value-type="string" calcext:value-type="string">
            <text:p>12,18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55])" office:value-type="string" office:string-value="51" calcext:value-type="string">
            <text:p>51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])" office:value-type="string" office:string-value="53" calcext:value-type="string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8])" office:value-type="string" office:string-value="53,54" calcext:value-type="string">
            <text:p>53,54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9])" office:value-type="string" office:string-value="53,54,55" calcext:value-type="string">
            <text:p>53,54,5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0])" office:value-type="string" office:string-value="53,54,55,56" calcext:value-type="string">
            <text:p>53,54,55,5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1])" office:value-type="string" office:string-value="53,54,55,56,57" calcext:value-type="string">
            <text:p>53,54,55,56,5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63])" office:value-type="string" office:string-value="59" calcext:value-type="string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WOLF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15"/>
          <table:table-cell table:style-name="ce4"/>
          <table:table-cell table:style-name="ce19" table:formula="of:=COM.MICROSOFT.TEXTJOIN(&quot;,&quot;;1;[.$A$66])" office:value-type="string" office:string-value="62" calcext:value-type="string">
            <text:p>62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Default" table:number-columns-repeated="5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16" office:value-type="string" calcext:value-type="string">
            <text:p>PALMTRE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9" table:formula="of:=COM.MICROSOFT.TEXTJOIN(&quot;,&quot;;1;[.$A$70])" office:value-type="string" office:string-value="66" calcext:value-type="string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15" office:value-type="string" calcext:value-type="string">
            <text:p>OX_WAG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20:.$A$21];[.$A$38])" office:value-type="string" office:string-value="16,17,34" calcext:value-type="string">
            <text:p>16,17,34</text:p>
          </table:table-cell>
          <table:table-cell table:style-name="ce4" office:value-type="string" calcext:value-type="string">
            <text:p>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15" office:value-type="string" calcext:value-type="string">
            <text:p>NOMAD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20:.$A$21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11:00:54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1:49:15.332000000</dc:date>
    <meta:editing-duration>P21DT2H55M58S</meta:editing-duration>
    <meta:editing-cycles>599</meta:editing-cycles>
    <meta:generator>LibreOffice/7.1.3.2$Windows_X86_64 LibreOffice_project/47f78053abe362b9384784d31a6e56f8511eb1c1</meta:generator>
    <meta:document-statistic meta:table-count="2" meta:cell-count="2117" meta:object-count="0"/>
  </office:meta>
</office:document-meta>
</file>